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602cm" fo:min-width="4.70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Times1" fo:font-size="13pt" fo:font-style="normal" fo:font-weight="normal"/>
    </style:style>
    <style:style style:name="T2" style:family="text">
      <style:text-properties fo:font-variant="normal" fo:text-transform="none" fo:color="#000000" style:font-name="Times1" fo:font-size="14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3.144cm" svg:height="37.077cm" svg:x="0cm" svg:y="0cm" svg:viewBox="0 0 43145 37078" draw:points="0,37078 0,0 43145,0 43145,37078">
          <text:p/>
        </draw:polygon>
        <draw:path draw:style-name="gr2" draw:text-style-name="P1" draw:layer="layout" svg:width="4.093cm" svg:height="10.161cm" svg:x="3.447cm" svg:y="9.489cm" svg:viewBox="0 0 4094 10162" svg:d="M423 10162h3247c212 0 424-212 424-424v-9315c0-211-212-423-424-423h-3247c-211 0-423 212-423 423v9315c0 212 212 424 423 424z">
          <text:p/>
        </draw:path>
        <draw:line draw:style-name="gr2" draw:text-style-name="P1" draw:layer="layout" svg:x1="3.447cm" svg:y1="10.301cm" svg:x2="7.54cm" svg:y2="10.301cm">
          <text:p/>
        </draw:line>
        <draw:line draw:style-name="gr2" draw:text-style-name="P1" draw:layer="layout" svg:x1="3.447cm" svg:y1="16.933cm" svg:x2="7.54cm" svg:y2="16.933cm">
          <text:p/>
        </draw:line>
        <draw:line draw:style-name="gr2" draw:text-style-name="P1" draw:layer="layout" svg:x1="3.447cm" svg:y1="17.78cm" svg:x2="7.54cm" svg:y2="17.78cm">
          <text:p/>
        </draw:line>
        <draw:path draw:style-name="gr2" draw:text-style-name="P1" draw:layer="layout" svg:width="3.81cm" svg:height="10.161cm" svg:x="26.381cm" svg:y="0.159cm" svg:viewBox="0 0 3811 10162" svg:d="M423 10162h2965c212 0 423-212 423-424v-9315c0-211-211-423-423-423h-2965c-211 0-423 212-423 423v9315c0 212 212 424 423 424z">
          <text:p/>
        </draw:path>
        <draw:line draw:style-name="gr2" draw:text-style-name="P1" draw:layer="layout" svg:x1="26.381cm" svg:y1="0.97cm" svg:x2="30.191cm" svg:y2="0.97cm">
          <text:p/>
        </draw:line>
        <draw:line draw:style-name="gr2" draw:text-style-name="P1" draw:layer="layout" svg:x1="26.381cm" svg:y1="7.603cm" svg:x2="30.191cm" svg:y2="7.603cm">
          <text:p/>
        </draw:line>
        <draw:line draw:style-name="gr2" draw:text-style-name="P1" draw:layer="layout" svg:x1="26.381cm" svg:y1="8.45cm" svg:x2="30.191cm" svg:y2="8.45cm">
          <text:p/>
        </draw:line>
        <draw:path draw:style-name="gr2" draw:text-style-name="P1" draw:layer="layout" svg:width="5.222cm" svg:height="4.375cm" svg:x="25.126cm" svg:y="32.31cm" svg:viewBox="0 0 5223 4376" svg:d="M423 4376h4376c212 0 424-212 424-424v-3529c0-211-212-423-424-423h-4376c-211 0-423 212-423 423v3529c0 212 212 424 423 424z">
          <text:p/>
        </draw:path>
        <draw:line draw:style-name="gr2" draw:text-style-name="P1" draw:layer="layout" svg:x1="25.126cm" svg:y1="33.122cm" svg:x2="30.348cm" svg:y2="33.122cm">
          <text:p/>
        </draw:line>
        <draw:line draw:style-name="gr2" draw:text-style-name="P1" draw:layer="layout" svg:x1="25.126cm" svg:y1="33.969cm" svg:x2="30.348cm" svg:y2="33.969cm">
          <text:p/>
        </draw:line>
        <draw:line draw:style-name="gr2" draw:text-style-name="P1" draw:layer="layout" svg:x1="25.126cm" svg:y1="34.815cm" svg:x2="30.348cm" svg:y2="34.815cm">
          <text:p/>
        </draw:line>
        <draw:path draw:style-name="gr2" draw:text-style-name="P1" draw:layer="layout" svg:width="4.41cm" svg:height="3.281cm" svg:x="15.168cm" svg:y="2.976cm" svg:viewBox="0 0 4411 3282" svg:d="M423 3282h3565c211 0 423-212 423-423v-2436c0-211-212-423-423-423h-3565c-211 0-423 212-423 423v2436c0 211 212 423 423 423z">
          <text:p/>
        </draw:path>
        <draw:line draw:style-name="gr2" draw:text-style-name="P1" draw:layer="layout" svg:x1="15.168cm" svg:y1="3.788cm" svg:x2="19.578cm" svg:y2="3.788cm">
          <text:p/>
        </draw:line>
        <draw:line draw:style-name="gr2" draw:text-style-name="P1" draw:layer="layout" svg:x1="15.168cm" svg:y1="4.599cm" svg:x2="19.578cm" svg:y2="4.599cm">
          <text:p/>
        </draw:line>
        <draw:line draw:style-name="gr2" draw:text-style-name="P1" draw:layer="layout" svg:x1="15.168cm" svg:y1="5.446cm" svg:x2="19.578cm" svg:y2="5.446cm">
          <text:p/>
        </draw:line>
        <draw:path draw:style-name="gr2" draw:text-style-name="P1" draw:layer="layout" svg:width="4.798cm" svg:height="3.316cm" svg:x="14.434cm" svg:y="12.155cm" svg:viewBox="0 0 4799 3317" svg:d="M423 3317h3953c211 0 423-211 423-423v-2471c0-211-212-423-423-423h-3953c-211 0-423 212-423 423v2471c0 212 212 423 423 423z">
          <text:p/>
        </draw:path>
        <draw:line draw:style-name="gr2" draw:text-style-name="P1" draw:layer="layout" svg:x1="14.434cm" svg:y1="12.966cm" svg:x2="19.232cm" svg:y2="12.966cm">
          <text:p/>
        </draw:line>
        <draw:line draw:style-name="gr2" draw:text-style-name="P1" draw:layer="layout" svg:x1="14.434cm" svg:y1="13.813cm" svg:x2="19.232cm" svg:y2="13.813cm">
          <text:p/>
        </draw:line>
        <draw:line draw:style-name="gr2" draw:text-style-name="P1" draw:layer="layout" svg:x1="14.434cm" svg:y1="14.659cm" svg:x2="19.232cm" svg:y2="14.659cm">
          <text:p/>
        </draw:line>
        <draw:path draw:style-name="gr2" draw:text-style-name="P1" draw:layer="layout" svg:width="6.885cm" svg:height="0.459cm" svg:x="7.543cm" svg:y="13.973cm" svg:viewBox="0 0 6886 460" svg:d="M6886 0c-2045 137-4950 331-6886 460">
          <text:p/>
        </draw:path>
        <draw:path draw:style-name="gr2" draw:text-style-name="P1" draw:layer="layout" svg:width="7.32cm" svg:height="5.479cm" svg:x="19.055cm" svg:y="6.67cm" svg:viewBox="0 0 7321 5480" svg:d="M0 5480c2128-1592 5304-3970 7321-5480">
          <text:p/>
        </draw:path>
        <draw:path draw:style-name="gr2" draw:text-style-name="P1" draw:layer="layout" svg:width="0.345cm" svg:height="5.878cm" svg:x="16.931cm" svg:y="6.27cm" svg:viewBox="0 0 346 5879" svg:d="M0 5879c98-1667 248-4216 346-5879">
          <text:p/>
        </draw:path>
        <draw:path draw:style-name="gr2" draw:text-style-name="P1" draw:layer="layout" svg:width="4.516cm" svg:height="3.81cm" svg:x="3.761cm" svg:y="3.058cm" svg:viewBox="0 0 4517 3811" svg:d="M423 3811h3670c212 0 424-211 424-423v-2965c0-211-212-423-424-423h-3670c-211 0-423 212-423 423v2965c0 212 212 423 423 423z">
          <text:p/>
        </draw:path>
        <draw:line draw:style-name="gr2" draw:text-style-name="P1" draw:layer="layout" svg:x1="3.761cm" svg:y1="3.87cm" svg:x2="8.277cm" svg:y2="3.87cm">
          <text:p/>
        </draw:line>
        <draw:line draw:style-name="gr2" draw:text-style-name="P1" draw:layer="layout" svg:x1="3.761cm" svg:y1="5.21cm" svg:x2="8.277cm" svg:y2="5.21cm">
          <text:p/>
        </draw:line>
        <draw:line draw:style-name="gr2" draw:text-style-name="P1" draw:layer="layout" svg:x1="3.761cm" svg:y1="6.057cm" svg:x2="8.277cm" svg:y2="6.057cm">
          <text:p/>
        </draw:line>
        <draw:path draw:style-name="gr2" draw:text-style-name="P1" draw:layer="layout" svg:width="6.522cm" svg:height="5.337cm" svg:x="8.277cm" svg:y="6.811cm" svg:viewBox="0 0 6523 5338" svg:d="M6523 5338c-1858-1520-4599-3763-6523-5338">
          <text:p/>
        </draw:path>
        <draw:path draw:style-name="gr2" draw:text-style-name="P1" draw:layer="layout" svg:width="6.739cm" svg:height="13.83cm" svg:x="9.707cm" svg:y="15.975cm" svg:viewBox="0 0 6740 13831" svg:d="M423 13831h5893c212 0 424-212 424-423v-12985c0-211-212-423-424-423h-5893c-211 0-423 212-423 423v12985c0 211 212 423 423 423z">
          <text:p/>
        </draw:path>
        <draw:line draw:style-name="gr2" draw:text-style-name="P1" draw:layer="layout" svg:x1="9.707cm" svg:y1="16.787cm" svg:x2="16.446cm" svg:y2="16.787cm">
          <text:p/>
        </draw:line>
        <draw:line draw:style-name="gr2" draw:text-style-name="P1" draw:layer="layout" svg:x1="9.707cm" svg:y1="17.598cm" svg:x2="16.446cm" svg:y2="17.598cm">
          <text:p/>
        </draw:line>
        <draw:line draw:style-name="gr2" draw:text-style-name="P1" draw:layer="layout" svg:x1="9.707cm" svg:y1="28.994cm" svg:x2="16.446cm" svg:y2="28.994cm">
          <text:p/>
        </draw:line>
        <draw:path draw:style-name="gr2" draw:text-style-name="P1" draw:layer="layout" svg:width="0.199cm" svg:height="0.482cm" svg:x="15.944cm" svg:y="15.478cm" svg:viewBox="0 0 200 483" svg:d="M200 0c-64 154-131 315-200 483">
          <text:p/>
        </draw:path>
        <draw:path draw:style-name="gr2" draw:text-style-name="P1" draw:layer="layout" svg:width="6.809cm" svg:height="11.184cm" svg:x="17.825cm" svg:y="19.342cm" svg:viewBox="0 0 6810 11185" svg:d="M423 11185h5964c211 0 423-212 423-423v-10339c0-211-212-423-423-423h-5964c-211 0-423 212-423 423v10339c0 211 212 423 423 423z">
          <text:p/>
        </draw:path>
        <draw:line draw:style-name="gr2" draw:text-style-name="P1" draw:layer="layout" svg:x1="17.825cm" svg:y1="20.153cm" svg:x2="24.634cm" svg:y2="20.153cm">
          <text:p/>
        </draw:line>
        <draw:line draw:style-name="gr2" draw:text-style-name="P1" draw:layer="layout" svg:x1="17.825cm" svg:y1="23.611cm" svg:x2="24.634cm" svg:y2="23.611cm">
          <text:p/>
        </draw:line>
        <draw:line draw:style-name="gr2" draw:text-style-name="P1" draw:layer="layout" svg:x1="17.825cm" svg:y1="29.714cm" svg:x2="24.634cm" svg:y2="29.714cm">
          <text:p/>
        </draw:line>
        <draw:path draw:style-name="gr2" draw:text-style-name="P1" draw:layer="layout" svg:width="1.366cm" svg:height="0.342cm" svg:x="16.451cm" svg:y="23.736cm" svg:viewBox="0 0 1367 343" svg:d="M0 0c452 113 915 230 1367 343">
          <text:p/>
        </draw:path>
        <draw:path draw:style-name="gr2" draw:text-style-name="P1" draw:layer="layout" svg:width="9.032cm" svg:height="5.363cm" svg:x="0.141cm" svg:y="21.828cm" svg:viewBox="0 0 9033 5364" svg:d="M423 5364h8186c212 0 424-212 424-424v-4517c0-211-212-423-424-423h-8186c-211 0-423 212-423 423v4517c0 212 212 424 423 424z">
          <text:p/>
        </draw:path>
        <draw:line draw:style-name="gr2" draw:text-style-name="P1" draw:layer="layout" svg:x1="0.141cm" svg:y1="22.64cm" svg:x2="9.173cm" svg:y2="22.64cm">
          <text:p/>
        </draw:line>
        <draw:line draw:style-name="gr2" draw:text-style-name="P1" draw:layer="layout" svg:x1="0.141cm" svg:y1="24.51cm" svg:x2="9.173cm" svg:y2="24.51cm">
          <text:p/>
        </draw:line>
        <draw:line draw:style-name="gr2" draw:text-style-name="P1" draw:layer="layout" svg:x1="0.141cm" svg:y1="26.38cm" svg:x2="9.173cm" svg:y2="26.38cm">
          <text:p/>
        </draw:line>
        <draw:path draw:style-name="gr2" draw:text-style-name="P1" draw:layer="layout" svg:width="0.526cm" svg:height="0.101cm" svg:x="9.174cm" svg:y="23.54cm" svg:viewBox="0 0 527 102" svg:d="M527 0c-174 34-350 68-527 102">
          <text:p/>
        </draw:path>
        <draw:path draw:style-name="gr2" draw:text-style-name="P1" draw:layer="layout" svg:width="10.584cm" svg:height="5.363cm" svg:x="10.853cm" svg:y="31.494cm" svg:viewBox="0 0 10585 5364" svg:d="M423 5364h9739c212 0 423-212 423-424v-4517c0-211-211-423-423-423h-9739c-211 0-423 212-423 423v4517c0 212 212 424 423 424z">
          <text:p/>
        </draw:path>
        <draw:line draw:style-name="gr2" draw:text-style-name="P1" draw:layer="layout" svg:x1="10.853cm" svg:y1="32.306cm" svg:x2="21.437cm" svg:y2="32.306cm">
          <text:p/>
        </draw:line>
        <draw:line draw:style-name="gr2" draw:text-style-name="P1" draw:layer="layout" svg:x1="10.853cm" svg:y1="34.176cm" svg:x2="21.437cm" svg:y2="34.176cm">
          <text:p/>
        </draw:line>
        <draw:line draw:style-name="gr2" draw:text-style-name="P1" draw:layer="layout" svg:x1="10.853cm" svg:y1="36.046cm" svg:x2="21.437cm" svg:y2="36.046cm">
          <text:p/>
        </draw:line>
        <draw:path draw:style-name="gr2" draw:text-style-name="P1" draw:layer="layout" svg:width="0.457cm" svg:height="1.679cm" svg:x="14.959cm" svg:y="29.812cm" svg:viewBox="0 0 458 1680" svg:d="M0 0c160 589 316 1158 458 1680">
          <text:p/>
        </draw:path>
        <draw:path draw:style-name="gr2" draw:text-style-name="P1" draw:layer="layout" svg:width="5.786cm" svg:height="7.48cm" svg:x="26.817cm" svg:y="20.809cm" svg:viewBox="0 0 5787 7481" svg:d="M423 7481h4941c211 0 423-212 423-424v-6634c0-211-212-423-423-423h-4941c-211 0-423 212-423 423v6634c0 212 212 424 423 424z">
          <text:p/>
        </draw:path>
        <draw:line draw:style-name="gr2" draw:text-style-name="P1" draw:layer="layout" svg:x1="26.817cm" svg:y1="21.621cm" svg:x2="32.603cm" svg:y2="21.621cm">
          <text:p/>
        </draw:line>
        <draw:line draw:style-name="gr2" draw:text-style-name="P1" draw:layer="layout" svg:x1="26.817cm" svg:y1="23.49cm" svg:x2="32.603cm" svg:y2="23.49cm">
          <text:p/>
        </draw:line>
        <draw:line draw:style-name="gr2" draw:text-style-name="P1" draw:layer="layout" svg:x1="26.817cm" svg:y1="25.89cm" svg:x2="32.603cm" svg:y2="25.89cm">
          <text:p/>
        </draw:line>
        <draw:path draw:style-name="gr2" draw:text-style-name="P1" draw:layer="layout" svg:width="10.525cm" svg:height="2.001cm" svg:x="16.458cm" svg:y="18.803cm" svg:viewBox="0 0 10526 2002" svg:d="M0 1028c402-243 823-451 1255-601 1477-513 5601-623 7035 0 829 360 1581 935 2236 1575">
          <text:p/>
        </draw:path>
        <draw:path draw:style-name="gr2" draw:text-style-name="P1" draw:layer="layout" svg:width="7.938cm" svg:height="5.363cm" svg:x="1.626cm" svg:y="31.553cm" svg:viewBox="0 0 7939 5364" svg:d="M423 5364h7093c211 0 423-212 423-424v-4517c0-211-212-423-423-423h-7093c-211 0-423 212-423 423v4517c0 212 212 424 423 424z">
          <text:p/>
        </draw:path>
        <draw:line draw:style-name="gr2" draw:text-style-name="P1" draw:layer="layout" svg:x1="1.626cm" svg:y1="32.365cm" svg:x2="9.564cm" svg:y2="32.365cm">
          <text:p/>
        </draw:line>
        <draw:line draw:style-name="gr2" draw:text-style-name="P1" draw:layer="layout" svg:x1="1.626cm" svg:y1="33.705cm" svg:x2="9.564cm" svg:y2="33.705cm">
          <text:p/>
        </draw:line>
        <draw:line draw:style-name="gr2" draw:text-style-name="P1" draw:layer="layout" svg:x1="1.626cm" svg:y1="36.105cm" svg:x2="9.564cm" svg:y2="36.105cm">
          <text:p/>
        </draw:line>
        <draw:path draw:style-name="gr2" draw:text-style-name="P1" draw:layer="layout" svg:width="2.332cm" svg:height="3.537cm" svg:x="7.364cm" svg:y="28.015cm" svg:viewBox="0 0 2333 3538" svg:d="M2333 0c-805 1222-1634 2478-2333 3538">
          <text:p/>
        </draw:path>
        <draw:path draw:style-name="gr2" draw:text-style-name="P1" draw:layer="layout" svg:width="10.655cm" svg:height="6.95cm" svg:x="22.395cm" svg:y="11.592cm" svg:viewBox="0 0 10656 6951" svg:d="M423 6951h9809c212 0 424-211 424-423v-6105c0-211-212-423-424-423h-9809c-211 0-423 212-423 423v6105c0 212 212 423 423 423z">
          <text:p/>
        </draw:path>
        <draw:line draw:style-name="gr2" draw:text-style-name="P1" draw:layer="layout" svg:x1="22.395cm" svg:y1="12.403cm" svg:x2="33.05cm" svg:y2="12.403cm">
          <text:p/>
        </draw:line>
        <draw:line draw:style-name="gr2" draw:text-style-name="P1" draw:layer="layout" svg:x1="22.395cm" svg:y1="14.802cm" svg:x2="33.05cm" svg:y2="14.802cm">
          <text:p/>
        </draw:line>
        <draw:line draw:style-name="gr2" draw:text-style-name="P1" draw:layer="layout" svg:x1="22.395cm" svg:y1="17.731cm" svg:x2="33.05cm" svg:y2="17.731cm">
          <text:p/>
        </draw:line>
        <draw:path draw:style-name="gr2" draw:text-style-name="P1" draw:layer="layout" svg:width="5.927cm" svg:height="3.081cm" svg:x="16.457cm" svg:y="16.97cm" svg:viewBox="0 0 5928 3082" svg:d="M0 3082c412-294 836-576 1256-823 1456-856 3122-1623 4672-2259">
          <text:p/>
        </draw:path>
        <draw:path draw:style-name="gr2" draw:text-style-name="P1" draw:layer="layout" svg:width="1.61cm" svg:height="2.367cm" svg:x="24.636cm" svg:y="29.94cm" svg:viewBox="0 0 1611 2368" svg:d="M0 0c566 832 1126 1655 1611 2368">
          <text:p/>
        </draw:path>
        <draw:frame draw:style-name="gr3" draw:text-style-name="P1" draw:layer="layout" svg:width="3.672cm" svg:height="0.556cm" svg:x="35.735cm" svg:y="34.386cm">
          <draw:text-box>
            <text:p text:style-name="P2"><text:span text:style-name="T1">Controllers diagram</text:span></text:p>
          </draw:text-box>
        </draw:frame>
        <draw:frame draw:style-name="gr3" draw:text-style-name="P1" draw:layer="layout" svg:width="4.866cm" svg:height="0.556cm" svg:x="35.735cm" svg:y="34.88cm">
          <draw:text-box>
            <text:p text:style-name="P2"><text:span text:style-name="T1">Date: Dec 10 2017 - 17:18</text:span></text:p>
          </draw:text-box>
        </draw:frame>
        <draw:frame draw:style-name="gr3" draw:text-style-name="P1" draw:layer="layout" svg:width="6.733cm" svg:height="0.556cm" svg:x="35.735cm" svg:y="35.374cm">
          <draw:text-box>
            <text:p text:style-name="P2"><text:span text:style-name="T1">Migration version: 20171210140953</text:span></text:p>
          </draw:text-box>
        </draw:frame>
        <draw:frame draw:style-name="gr3" draw:text-style-name="P1" draw:layer="layout" svg:width="5.552cm" svg:height="0.556cm" svg:x="35.735cm" svg:y="35.868cm">
          <draw:text-box>
            <text:p text:style-name="P2"><text:span text:style-name="T1">Generated by RailRoady 1.5.3</text:span></text:p>
          </draw:text-box>
        </draw:frame>
        <draw:frame draw:style-name="gr3" draw:text-style-name="P1" draw:layer="layout" svg:width="5.641cm" svg:height="0.556cm" svg:x="35.735cm" svg:y="36.362cm">
          <draw:text-box>
            <text:p text:style-name="P2"><text:span text:style-name="T1">http://railroady.prestonlee.com</text:span></text:p>
          </draw:text-box>
        </draw:frame>
        <draw:frame draw:style-name="gr3" draw:text-style-name="P1" draw:layer="layout" svg:width="3.626cm" svg:height="0.602cm" svg:x="3.774cm" svg:y="9.7cm">
          <draw:text-box>
            <text:p text:style-name="P3"><text:span text:style-name="T2">AlbumsContr</text:span><text:span text:style-name="T2">oller</text:span></text:p>
          </draw:text-box>
        </draw:frame>
        <draw:frame draw:style-name="gr3" draw:text-style-name="P1" draw:layer="layout" svg:width="1.915cm" svg:height="0.602cm" svg:x="3.729cm" svg:y="10.507cm">
          <draw:text-box>
            <text:p text:style-name="P2"><text:span text:style-name="T2">addbooks</text:span></text:p>
          </draw:text-box>
        </draw:frame>
        <draw:frame draw:style-name="gr3" draw:text-style-name="P1" draw:layer="layout" svg:width="3.355cm" svg:height="0.602cm" svg:x="3.729cm" svg:y="11.037cm">
          <draw:text-box>
            <text:p text:style-name="P2"><text:span text:style-name="T2">addbooktoalbum</text:span></text:p>
          </draw:text-box>
        </draw:frame>
        <draw:frame draw:style-name="gr3" draw:text-style-name="P1" draw:layer="layout" svg:width="2.55cm" svg:height="0.602cm" svg:x="3.729cm" svg:y="11.566cm">
          <draw:text-box>
            <text:p text:style-name="P2"><text:span text:style-name="T2">booksrelated</text:span></text:p>
          </draw:text-box>
        </draw:frame>
        <draw:frame draw:style-name="gr3" draw:text-style-name="P1" draw:layer="layout" svg:width="1.187cm" svg:height="0.602cm" svg:x="3.729cm" svg:y="12.095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2.191cm" svg:height="0.602cm" svg:x="3.729cm" svg:y="12.624cm">
          <draw:text-box>
            <text:p text:style-name="P2"><text:span text:style-name="T2">deletebook</text:span></text:p>
          </draw:text-box>
        </draw:frame>
        <draw:frame draw:style-name="gr3" draw:text-style-name="P1" draw:layer="layout" svg:width="1.471cm" svg:height="0.602cm" svg:x="3.729cm" svg:y="13.154cm">
          <draw:text-box>
            <text:p text:style-name="P2"><text:span text:style-name="T2">destroy</text:span></text:p>
          </draw:text-box>
        </draw:frame>
        <draw:frame draw:style-name="gr3" draw:text-style-name="P1" draw:layer="layout" svg:width="0.751cm" svg:height="0.602cm" svg:x="3.729cm" svg:y="13.683cm">
          <draw:text-box>
            <text:p text:style-name="P2"><text:span text:style-name="T2">edit</text:span></text:p>
          </draw:text-box>
        </draw:frame>
        <draw:frame draw:style-name="gr3" draw:text-style-name="P1" draw:layer="layout" svg:width="1.111cm" svg:height="0.602cm" svg:x="3.729cm" svg:y="14.212cm">
          <draw:text-box>
            <text:p text:style-name="P2"><text:span text:style-name="T2">index</text:span></text:p>
          </draw:text-box>
        </draw:frame>
        <draw:frame draw:style-name="gr3" draw:text-style-name="P1" draw:layer="layout" svg:width="2.076cm" svg:height="0.602cm" svg:x="3.729cm" svg:y="14.741cm">
          <draw:text-box>
            <text:p text:style-name="P2"><text:span text:style-name="T2">myalb</text:span><text:span text:style-name="T2">ums</text:span></text:p>
          </draw:text-box>
        </draw:frame>
        <draw:frame draw:style-name="gr3" draw:text-style-name="P1" draw:layer="layout" svg:width="0.828cm" svg:height="0.602cm" svg:x="3.729cm" svg:y="15.27cm">
          <draw:text-box>
            <text:p text:style-name="P2"><text:span text:style-name="T2">new</text:span></text:p>
          </draw:text-box>
        </draw:frame>
        <draw:frame draw:style-name="gr3" draw:text-style-name="P1" draw:layer="layout" svg:width="1.052cm" svg:height="0.602cm" svg:x="3.729cm" svg:y="15.8cm">
          <draw:text-box>
            <text:p text:style-name="P2"><text:span text:style-name="T2">show</text:span></text:p>
          </draw:text-box>
        </draw:frame>
        <draw:frame draw:style-name="gr3" draw:text-style-name="P1" draw:layer="layout" svg:width="1.331cm" svg:height="0.602cm" svg:x="3.729cm" svg:y="16.329cm">
          <draw:text-box>
            <text:p text:style-name="P2"><text:span text:style-name="T2">update</text:span></text:p>
          </draw:text-box>
        </draw:frame>
        <draw:frame draw:style-name="gr3" draw:text-style-name="P1" draw:layer="layout" svg:width="1.501cm" svg:height="0.602cm" svg:x="3.729cm" svg:y="17.987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2.931cm" svg:height="0.602cm" svg:x="3.729cm" svg:y="18.516cm">
          <draw:text-box>
            <text:p text:style-name="P2"><text:span text:style-name="T2">albu</text:span><text:span text:style-name="T2">m_</text:span><text:span text:style-name="T2">para</text:span><text:span text:style-name="T2">ms</text:span></text:p>
          </draw:text-box>
        </draw:frame>
        <draw:frame draw:style-name="gr3" draw:text-style-name="P1" draw:layer="layout" svg:width="2.051cm" svg:height="0.602cm" svg:x="3.729cm" svg:y="19.045cm">
          <draw:text-box>
            <text:p text:style-name="P2"><text:span text:style-name="T2">set</text:span><text:span text:style-name="T2">_al</text:span><text:span text:style-name="T2">bu</text:span><text:span text:style-name="T2">m</text:span></text:p>
          </draw:text-box>
        </draw:frame>
        <draw:frame draw:style-name="gr3" draw:text-style-name="P1" draw:layer="layout" svg:width="3.325cm" svg:height="0.602cm" svg:x="26.6cm" svg:y="0.3cm">
          <draw:text-box>
            <text:p text:style-name="P3"><text:span text:style-name="T2">BooksController</text:span></text:p>
          </draw:text-box>
        </draw:frame>
        <draw:frame draw:style-name="gr3" draw:text-style-name="P1" draw:layer="layout" svg:width="2.161cm" svg:height="0.602cm" svg:x="26.663cm" svg:y="1.177cm">
          <draw:text-box>
            <text:p text:style-name="P2"><text:span text:style-name="T2">addalbu</text:span><text:span text:style-name="T2">ms</text:span></text:p>
          </draw:text-box>
        </draw:frame>
        <draw:frame draw:style-name="gr3" draw:text-style-name="P1" draw:layer="layout" svg:width="3.355cm" svg:height="0.602cm" svg:x="26.663cm" svg:y="1.706cm">
          <draw:text-box>
            <text:p text:style-name="P2"><text:span text:style-name="T2">addalb</text:span><text:span text:style-name="T2">umtob</text:span><text:span text:style-name="T2">ook</text:span></text:p>
          </draw:text-box>
        </draw:frame>
        <draw:frame draw:style-name="gr3" draw:text-style-name="P1" draw:layer="layout" svg:width="2.796cm" svg:height="0.602cm" svg:x="26.663cm" svg:y="2.236cm">
          <draw:text-box>
            <text:p text:style-name="P2"><text:span text:style-name="T2">albu</text:span><text:span text:style-name="T2">msrel</text:span><text:span text:style-name="T2">ated</text:span></text:p>
          </draw:text-box>
        </draw:frame>
        <draw:frame draw:style-name="gr3" draw:text-style-name="P1" draw:layer="layout" svg:width="1.187cm" svg:height="0.602cm" svg:x="26.663cm" svg:y="2.765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2.436cm" svg:height="0.602cm" svg:x="26.663cm" svg:y="3.294cm">
          <draw:text-box>
            <text:p text:style-name="P2"><text:span text:style-name="T2">dele</text:span><text:span text:style-name="T2">teal</text:span><text:span text:style-name="T2">bu</text:span><text:span text:style-name="T2">m</text:span></text:p>
          </draw:text-box>
        </draw:frame>
        <draw:frame draw:style-name="gr3" draw:text-style-name="P1" draw:layer="layout" svg:width="1.471cm" svg:height="0.602cm" svg:x="26.663cm" svg:y="3.823cm">
          <draw:text-box>
            <text:p text:style-name="P2"><text:span text:style-name="T2">destro</text:span><text:span text:style-name="T2">y</text:span></text:p>
          </draw:text-box>
        </draw:frame>
        <draw:frame draw:style-name="gr3" draw:text-style-name="P1" draw:layer="layout" svg:width="0.751cm" svg:height="0.602cm" svg:x="26.663cm" svg:y="4.352cm">
          <draw:text-box>
            <text:p text:style-name="P2"><text:span text:style-name="T2">edit</text:span></text:p>
          </draw:text-box>
        </draw:frame>
        <draw:frame draw:style-name="gr3" draw:text-style-name="P1" draw:layer="layout" svg:width="1.111cm" svg:height="0.602cm" svg:x="26.663cm" svg:y="4.882cm">
          <draw:text-box>
            <text:p text:style-name="P2"><text:span text:style-name="T2">index</text:span></text:p>
          </draw:text-box>
        </draw:frame>
        <draw:frame draw:style-name="gr3" draw:text-style-name="P1" draw:layer="layout" svg:width="1.831cm" svg:height="0.602cm" svg:x="26.663cm" svg:y="5.411cm">
          <draw:text-box>
            <text:p text:style-name="P2"><text:span text:style-name="T2">mybooks</text:span></text:p>
          </draw:text-box>
        </draw:frame>
        <draw:frame draw:style-name="gr3" draw:text-style-name="P1" draw:layer="layout" svg:width="0.828cm" svg:height="0.602cm" svg:x="26.663cm" svg:y="5.94cm">
          <draw:text-box>
            <text:p text:style-name="P2"><text:span text:style-name="T2">new</text:span></text:p>
          </draw:text-box>
        </draw:frame>
        <draw:frame draw:style-name="gr3" draw:text-style-name="P1" draw:layer="layout" svg:width="1.052cm" svg:height="0.602cm" svg:x="26.663cm" svg:y="6.469cm">
          <draw:text-box>
            <text:p text:style-name="P2"><text:span text:style-name="T2">show</text:span></text:p>
          </draw:text-box>
        </draw:frame>
        <draw:frame draw:style-name="gr3" draw:text-style-name="P1" draw:layer="layout" svg:width="1.331cm" svg:height="0.602cm" svg:x="26.663cm" svg:y="6.999cm">
          <draw:text-box>
            <text:p text:style-name="P2"><text:span text:style-name="T2">update</text:span></text:p>
          </draw:text-box>
        </draw:frame>
        <draw:frame draw:style-name="gr3" draw:text-style-name="P1" draw:layer="layout" svg:width="1.501cm" svg:height="0.602cm" svg:x="26.663cm" svg:y="8.657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2.686cm" svg:height="0.602cm" svg:x="26.663cm" svg:y="9.186cm">
          <draw:text-box>
            <text:p text:style-name="P2"><text:span text:style-name="T2">book_params</text:span></text:p>
          </draw:text-box>
        </draw:frame>
        <draw:frame draw:style-name="gr3" draw:text-style-name="P1" draw:layer="layout" svg:width="1.805cm" svg:height="0.602cm" svg:x="26.663cm" svg:y="9.715cm">
          <draw:text-box>
            <text:p text:style-name="P2"><text:span text:style-name="T2">set_book</text:span></text:p>
          </draw:text-box>
        </draw:frame>
        <draw:frame draw:style-name="gr3" draw:text-style-name="P1" draw:layer="layout" svg:width="4.684cm" svg:height="0.602cm" svg:x="25.5cm" svg:y="32.4cm">
          <draw:text-box>
            <text:p text:style-name="P3"><text:span text:style-name="T2">RegistrationsController</text:span></text:p>
          </draw:text-box>
        </draw:frame>
        <draw:frame draw:style-name="gr3" draw:text-style-name="P1" draw:layer="layout" svg:width="1.501cm" svg:height="0.602cm" svg:x="25.408cm" svg:y="35.022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4.815cm" svg:height="0.602cm" svg:x="25.408cm" svg:y="35.551cm">
          <draw:text-box>
            <text:p text:style-name="P2"><text:span text:style-name="T2">account_update_params</text:span></text:p>
          </draw:text-box>
        </draw:frame>
        <draw:frame draw:style-name="gr3" draw:text-style-name="P1" draw:layer="layout" svg:width="3.27cm" svg:height="0.602cm" svg:x="25.408cm" svg:y="36.081cm">
          <draw:text-box>
            <text:p text:style-name="P2"><text:span text:style-name="T2">sign_up_params</text:span></text:p>
          </draw:text-box>
        </draw:frame>
        <draw:frame draw:style-name="gr3" draw:text-style-name="P1" draw:layer="layout" svg:width="3.952cm" svg:height="0.602cm" svg:x="15.4cm" svg:y="3.198cm">
          <draw:text-box>
            <text:p text:style-name="P3"><text:span text:style-name="T2">WelcomeControlle</text:span><text:span text:style-name="T2">r</text:span></text:p>
          </draw:text-box>
        </draw:frame>
        <draw:frame draw:style-name="gr3" draw:text-style-name="P1" draw:layer="layout" svg:width="1.111cm" svg:height="0.602cm" svg:x="15.45cm" svg:y="3.995cm">
          <draw:text-box>
            <text:p text:style-name="P2"><text:span text:style-name="T2">in</text:span><text:span text:style-name="T2">de</text:span><text:span text:style-name="T2">x</text:span></text:p>
          </draw:text-box>
        </draw:frame>
        <draw:frame draw:style-name="gr3" draw:text-style-name="P1" draw:layer="layout" svg:width="1.501cm" svg:height="0.602cm" svg:x="15.45cm" svg:y="5.653cm">
          <draw:text-box>
            <text:p text:style-name="P2"><text:span text:style-name="T2">_la</text:span><text:span text:style-name="T2">yo</text:span><text:span text:style-name="T2">ut</text:span></text:p>
          </draw:text-box>
        </draw:frame>
        <draw:frame draw:style-name="gr4" draw:text-style-name="P4" draw:layer="layout" svg:width="4.705cm" svg:height="0.602cm" svg:x="14.595cm" svg:y="12.3cm">
          <draw:text-box>
            <text:p text:style-name="P3"><text:span text:style-name="T2">ApplicationContro</text:span><text:span text:style-name="T2">ller</text:span></text:p>
          </draw:text-box>
        </draw:frame>
        <draw:frame draw:style-name="gr3" draw:text-style-name="P1" draw:layer="layout" svg:width="1.501cm" svg:height="0.602cm" svg:x="14.716cm" svg:y="14.866cm">
          <draw:text-box>
            <text:p text:style-name="P2"><text:span text:style-name="T2">_layou</text:span><text:span text:style-name="T2">t</text:span></text:p>
          </draw:text-box>
        </draw:frame>
        <draw:frame draw:style-name="gr3" draw:text-style-name="P1" draw:layer="layout" svg:width="4.117cm" svg:height="0.602cm" svg:x="4cm" svg:y="3.2cm">
          <draw:text-box>
            <text:p text:style-name="P3"><text:span text:style-name="T2">ShowUserContr</text:span><text:span text:style-name="T2">oller</text:span></text:p>
          </draw:text-box>
        </draw:frame>
        <draw:frame draw:style-name="gr3" draw:text-style-name="P1" draw:layer="layout" svg:width="1.111cm" svg:height="0.602cm" svg:x="4.043cm" svg:y="4.077cm">
          <draw:text-box>
            <text:p text:style-name="P2"><text:span text:style-name="T2">index</text:span></text:p>
          </draw:text-box>
        </draw:frame>
        <draw:frame draw:style-name="gr3" draw:text-style-name="P1" draw:layer="layout" svg:width="2.83cm" svg:height="0.602cm" svg:x="4.043cm" svg:y="4.606cm">
          <draw:text-box>
            <text:p text:style-name="P2"><text:span text:style-name="T2">turnin</text:span><text:span text:style-name="T2">toadm</text:span><text:span text:style-name="T2">in</text:span></text:p>
          </draw:text-box>
        </draw:frame>
        <draw:frame draw:style-name="gr3" draw:text-style-name="P1" draw:layer="layout" svg:width="1.501cm" svg:height="0.602cm" svg:x="4.043cm" svg:y="6.264cm">
          <draw:text-box>
            <text:p text:style-name="P2"><text:span text:style-name="T2">_layou</text:span><text:span text:style-name="T2">t</text:span></text:p>
          </draw:text-box>
        </draw:frame>
        <draw:frame draw:style-name="gr3" draw:text-style-name="P1" draw:layer="layout" svg:width="3.431cm" svg:height="0.602cm" svg:x="11.569cm" svg:y="16.1cm">
          <draw:text-box>
            <text:p text:style-name="P3"><text:span text:style-name="T2">DeviseController</text:span></text:p>
          </draw:text-box>
        </draw:frame>
        <draw:frame draw:style-name="gr3" draw:text-style-name="P1" draw:layer="layout" svg:width="1.856cm" svg:height="0.602cm" svg:x="9.989cm" svg:y="16.994cm">
          <draw:text-box>
            <text:p text:style-name="P2"><text:span text:style-name="T2">_prefixes</text:span></text:p>
          </draw:text-box>
        </draw:frame>
        <draw:frame draw:style-name="gr3" draw:text-style-name="P1" draw:layer="layout" svg:width="5.344cm" svg:height="0.602cm" svg:x="9.989cm" svg:y="17.805cm">
          <draw:text-box>
            <text:p text:style-name="P2"><text:span text:style-name="T2">assert_is_devise_res</text:span><text:span text:style-name="T2">ource!</text:span></text:p>
          </draw:text-box>
        </draw:frame>
        <draw:frame draw:style-name="gr3" draw:text-style-name="P1" draw:layer="layout" svg:width="4.125cm" svg:height="0.602cm" svg:x="9.989cm" svg:y="18.334cm">
          <draw:text-box>
            <text:p text:style-name="P2"><text:span text:style-name="T2">clean_up_passwor</text:span><text:span text:style-name="T2">ds</text:span></text:p>
          </draw:text-box>
        </draw:frame>
        <draw:frame draw:style-name="gr3" draw:text-style-name="P1" draw:layer="layout" svg:width="4.138cm" svg:height="0.602cm" svg:x="9.989cm" svg:y="18.864cm">
          <draw:text-box>
            <text:p text:style-name="P2"><text:span text:style-name="T2">devise_i18n_o</text:span><text:span text:style-name="T2">ptions</text:span></text:p>
          </draw:text-box>
        </draw:frame>
        <draw:frame draw:style-name="gr3" draw:text-style-name="P1" draw:layer="layout" svg:width="3.27cm" svg:height="0.602cm" svg:x="9.989cm" svg:y="19.393cm">
          <draw:text-box>
            <text:p text:style-name="P2"><text:span text:style-name="T2">devise_mapping</text:span></text:p>
          </draw:text-box>
        </draw:frame>
        <draw:frame draw:style-name="gr3" draw:text-style-name="P1" draw:layer="layout" svg:width="2.741cm" svg:height="0.602cm" svg:x="9.989cm" svg:y="19.922cm">
          <draw:text-box>
            <text:p text:style-name="P2"><text:span text:style-name="T2">find_messa</text:span><text:span text:style-name="T2">ge</text:span></text:p>
          </draw:text-box>
        </draw:frame>
        <draw:frame draw:style-name="gr3" draw:text-style-name="P1" draw:layer="layout" svg:width="4.24cm" svg:height="0.602cm" svg:x="9.989cm" svg:y="20.451cm">
          <draw:text-box>
            <text:p text:style-name="P2"><text:span text:style-name="T2">navig</text:span><text:span text:style-name="T2">ation</text:span><text:span text:style-name="T2">al_fo</text:span><text:span text:style-name="T2">rmats</text:span></text:p>
          </draw:text-box>
        </draw:frame>
        <draw:frame draw:style-name="gr3" draw:text-style-name="P1" draw:layer="layout" svg:width="5.239cm" svg:height="0.602cm" svg:x="9.989cm" svg:y="20.98cm">
          <draw:text-box>
            <text:p text:style-name="P2"><text:span text:style-name="T2">require_no_a</text:span><text:span text:style-name="T2">uthentication</text:span></text:p>
          </draw:text-box>
        </draw:frame>
        <draw:frame draw:style-name="gr3" draw:text-style-name="P1" draw:layer="layout" svg:width="1.687cm" svg:height="0.602cm" svg:x="9.989cm" svg:y="21.51cm">
          <draw:text-box>
            <text:p text:style-name="P2"><text:span text:style-name="T2">resource</text:span></text:p>
          </draw:text-box>
        </draw:frame>
        <draw:frame draw:style-name="gr3" draw:text-style-name="P1" draw:layer="layout" svg:width="1.966cm" svg:height="0.602cm" svg:x="9.989cm" svg:y="22.039cm">
          <draw:text-box>
            <text:p text:style-name="P2"><text:span text:style-name="T2">resource=</text:span></text:p>
          </draw:text-box>
        </draw:frame>
        <draw:frame draw:style-name="gr3" draw:text-style-name="P1" draw:layer="layout" svg:width="2.906cm" svg:height="0.602cm" svg:x="9.989cm" svg:y="22.568cm">
          <draw:text-box>
            <text:p text:style-name="P2"><text:span text:style-name="T2">resource_class</text:span></text:p>
          </draw:text-box>
        </draw:frame>
        <draw:frame draw:style-name="gr3" draw:text-style-name="P1" draw:layer="layout" svg:width="3.012cm" svg:height="0.602cm" svg:x="9.989cm" svg:y="23.097cm">
          <draw:text-box>
            <text:p text:style-name="P2"><text:span text:style-name="T2">resource_name</text:span></text:p>
          </draw:text-box>
        </draw:frame>
        <draw:frame draw:style-name="gr3" draw:text-style-name="P1" draw:layer="layout" svg:width="3.372cm" svg:height="0.602cm" svg:x="9.989cm" svg:y="23.627cm">
          <draw:text-box>
            <text:p text:style-name="P2"><text:span text:style-name="T2">resource_params</text:span></text:p>
          </draw:text-box>
        </draw:frame>
        <draw:frame draw:style-name="gr3" draw:text-style-name="P1" draw:layer="layout" svg:width="5.433cm" svg:height="0.602cm" svg:x="9.989cm" svg:y="24.156cm">
          <draw:text-box>
            <text:p text:style-name="P2"><text:span text:style-name="T2">respond_with_</text:span><text:span text:style-name="T2">navigational</text:span></text:p>
          </draw:text-box>
        </draw:frame>
        <draw:frame draw:style-name="gr3" draw:text-style-name="P1" draw:layer="layout" svg:width="2.462cm" svg:height="0.602cm" svg:x="9.989cm" svg:y="24.685cm">
          <draw:text-box>
            <text:p text:style-name="P2"><text:span text:style-name="T2">scope_na</text:span><text:span text:style-name="T2">me</text:span></text:p>
          </draw:text-box>
        </draw:frame>
        <draw:frame draw:style-name="gr3" draw:text-style-name="P1" draw:layer="layout" svg:width="3.71cm" svg:height="0.602cm" svg:x="9.989cm" svg:y="25.214cm">
          <draw:text-box>
            <text:p text:style-name="P2"><text:span text:style-name="T2">set_fla</text:span><text:span text:style-name="T2">sh_me</text:span><text:span text:style-name="T2">ssage</text:span></text:p>
          </draw:text-box>
        </draw:frame>
        <draw:frame draw:style-name="gr3" draw:text-style-name="P1" draw:layer="layout" svg:width="3.876cm" svg:height="0.602cm" svg:x="9.989cm" svg:y="25.743cm">
          <draw:text-box>
            <text:p text:style-name="P2"><text:span text:style-name="T2">set_flash_message!</text:span></text:p>
          </draw:text-box>
        </draw:frame>
        <draw:frame draw:style-name="gr3" draw:text-style-name="P1" draw:layer="layout" svg:width="6.369cm" svg:height="0.602cm" svg:x="9.989cm" svg:y="26.273cm">
          <draw:text-box>
            <text:p text:style-name="P2"><text:span text:style-name="T2">set_minimum_password_length</text:span></text:p>
          </draw:text-box>
        </draw:frame>
        <draw:frame draw:style-name="gr3" draw:text-style-name="P1" draw:layer="layout" svg:width="3.88cm" svg:height="0.602cm" svg:x="9.989cm" svg:y="26.802cm">
          <draw:text-box>
            <text:p text:style-name="P2"><text:span text:style-name="T2">signed_in_resource</text:span></text:p>
          </draw:text-box>
        </draw:frame>
        <draw:frame draw:style-name="gr3" draw:text-style-name="P1" draw:layer="layout" svg:width="3.715cm" svg:height="0.602cm" svg:x="9.989cm" svg:y="27.331cm">
          <draw:text-box>
            <text:p text:style-name="P2"><text:span text:style-name="T2">successfully_sent?</text:span></text:p>
          </draw:text-box>
        </draw:frame>
        <draw:frame draw:style-name="gr3" draw:text-style-name="P1" draw:layer="layout" svg:width="3.495cm" svg:height="0.602cm" svg:x="9.989cm" svg:y="27.86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3.49cm" svg:height="0.602cm" svg:x="9.989cm" svg:y="28.389cm">
          <draw:text-box>
            <text:p text:style-name="P2"><text:span text:style-name="T2">unknown_action!</text:span></text:p>
          </draw:text-box>
        </draw:frame>
        <draw:frame draw:style-name="gr3" draw:text-style-name="P1" draw:layer="layout" svg:width="1.501cm" svg:height="0.602cm" svg:x="9.989cm" svg:y="29.201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6.344cm" svg:height="0.602cm" svg:x="18.1cm" svg:y="19.498cm">
          <draw:text-box>
            <text:p text:style-name="P3"><text:span text:style-name="T2">Devise</text:span><text:span text:style-name="T2">::Regis</text:span><text:span text:style-name="T2">tration</text:span><text:span text:style-name="T2">sContr</text:span><text:span text:style-name="T2">oller</text:span></text:p>
          </draw:text-box>
        </draw:frame>
        <draw:frame draw:style-name="gr3" draw:text-style-name="P1" draw:layer="layout" svg:width="1.272cm" svg:height="0.602cm" svg:x="18.108cm" svg:y="20.36cm">
          <draw:text-box>
            <text:p text:style-name="P2"><text:span text:style-name="T2">cancel</text:span></text:p>
          </draw:text-box>
        </draw:frame>
        <draw:frame draw:style-name="gr3" draw:text-style-name="P1" draw:layer="layout" svg:width="1.187cm" svg:height="0.602cm" svg:x="18.108cm" svg:y="20.889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1.471cm" svg:height="0.602cm" svg:x="18.108cm" svg:y="21.419cm">
          <draw:text-box>
            <text:p text:style-name="P2"><text:span text:style-name="T2">destroy</text:span></text:p>
          </draw:text-box>
        </draw:frame>
        <draw:frame draw:style-name="gr3" draw:text-style-name="P1" draw:layer="layout" svg:width="0.751cm" svg:height="0.602cm" svg:x="18.108cm" svg:y="21.948cm">
          <draw:text-box>
            <text:p text:style-name="P2"><text:span text:style-name="T2">edit</text:span></text:p>
          </draw:text-box>
        </draw:frame>
        <draw:frame draw:style-name="gr3" draw:text-style-name="P1" draw:layer="layout" svg:width="0.828cm" svg:height="0.602cm" svg:x="18.108cm" svg:y="22.477cm">
          <draw:text-box>
            <text:p text:style-name="P2"><text:span text:style-name="T2">new</text:span></text:p>
          </draw:text-box>
        </draw:frame>
        <draw:frame draw:style-name="gr3" draw:text-style-name="P1" draw:layer="layout" svg:width="1.331cm" svg:height="0.602cm" svg:x="18.108cm" svg:y="23.006cm">
          <draw:text-box>
            <text:p text:style-name="P2"><text:span text:style-name="T2">update</text:span></text:p>
          </draw:text-box>
        </draw:frame>
        <draw:frame draw:style-name="gr3" draw:text-style-name="P1" draw:layer="layout" svg:width="4.815cm" svg:height="0.602cm" svg:x="18.108cm" svg:y="23.818cm">
          <draw:text-box>
            <text:p text:style-name="P2"><text:span text:style-name="T2">account_update_params</text:span></text:p>
          </draw:text-box>
        </draw:frame>
        <draw:frame draw:style-name="gr3" draw:text-style-name="P1" draw:layer="layout" svg:width="6.513cm" svg:height="0.602cm" svg:x="18.108cm" svg:y="24.347cm">
          <draw:text-box>
            <text:p text:style-name="P2"><text:span text:style-name="T2">after_inactive_sign_up</text:span><text:span text:style-name="T2">_path_for</text:span></text:p>
          </draw:text-box>
        </draw:frame>
        <draw:frame draw:style-name="gr3" draw:text-style-name="P1" draw:layer="layout" svg:width="4.684cm" svg:height="0.602cm" svg:x="18.108cm" svg:y="24.876cm">
          <draw:text-box>
            <text:p text:style-name="P2"><text:span text:style-name="T2">after_sign_up_pa</text:span><text:span text:style-name="T2">th_for</text:span></text:p>
          </draw:text-box>
        </draw:frame>
        <draw:frame draw:style-name="gr3" draw:text-style-name="P1" draw:layer="layout" svg:width="4.43cm" svg:height="0.602cm" svg:x="18.108cm" svg:y="25.405cm">
          <draw:text-box>
            <text:p text:style-name="P2"><text:span text:style-name="T2">after_update_path_for</text:span></text:p>
          </draw:text-box>
        </draw:frame>
        <draw:frame draw:style-name="gr3" draw:text-style-name="P1" draw:layer="layout" svg:width="3.96cm" svg:height="0.602cm" svg:x="18.108cm" svg:y="25.935cm">
          <draw:text-box>
            <text:p text:style-name="P2"><text:span text:style-name="T2">authenticate_scope!</text:span></text:p>
          </draw:text-box>
        </draw:frame>
        <draw:frame draw:style-name="gr3" draw:text-style-name="P1" draw:layer="layout" svg:width="2.965cm" svg:height="0.602cm" svg:x="18.108cm" svg:y="26.464cm">
          <draw:text-box>
            <text:p text:style-name="P2"><text:span text:style-name="T2">build_resource</text:span></text:p>
          </draw:text-box>
        </draw:frame>
        <draw:frame draw:style-name="gr3" draw:text-style-name="P1" draw:layer="layout" svg:width="1.585cm" svg:height="0.602cm" svg:x="18.108cm" svg:y="26.993cm">
          <draw:text-box>
            <text:p text:style-name="P2"><text:span text:style-name="T2">sign_up</text:span></text:p>
          </draw:text-box>
        </draw:frame>
        <draw:frame draw:style-name="gr3" draw:text-style-name="P1" draw:layer="layout" svg:width="3.27cm" svg:height="0.602cm" svg:x="18.108cm" svg:y="27.522cm">
          <draw:text-box>
            <text:p text:style-name="P2"><text:span text:style-name="T2">sign_up_params</text:span></text:p>
          </draw:text-box>
        </draw:frame>
        <draw:frame draw:style-name="gr3" draw:text-style-name="P1" draw:layer="layout" svg:width="3.495cm" svg:height="0.602cm" svg:x="18.108cm" svg:y="28.051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5.759cm" svg:height="0.602cm" svg:x="18.108cm" svg:y="28.581cm">
          <draw:text-box>
            <text:p text:style-name="P2"><text:span text:style-name="T2">update_needs_confirmation?</text:span></text:p>
          </draw:text-box>
        </draw:frame>
        <draw:frame draw:style-name="gr3" draw:text-style-name="P1" draw:layer="layout" svg:width="3.266cm" svg:height="0.602cm" svg:x="18.108cm" svg:y="29.11cm">
          <draw:text-box>
            <text:p text:style-name="P2"><text:span text:style-name="T2">update_resource</text:span></text:p>
          </draw:text-box>
        </draw:frame>
        <draw:frame draw:style-name="gr3" draw:text-style-name="P1" draw:layer="layout" svg:width="1.501cm" svg:height="0.602cm" svg:x="18.108cm" svg:y="29.921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5.37cm" svg:height="0.602cm" svg:x="4.657cm" svg:y="22.035cm">
          <draw:text-box>
            <text:p text:style-name="P3"><text:span text:style-name="T2">Devise::UnlocksController</text:span></text:p>
          </draw:text-box>
        </draw:frame>
        <draw:frame draw:style-name="gr3" draw:text-style-name="P1" draw:layer="layout" svg:width="1.187cm" svg:height="0.602cm" svg:x="0.423cm" svg:y="22.847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0.828cm" svg:height="0.602cm" svg:x="0.423cm" svg:y="23.376cm">
          <draw:text-box>
            <text:p text:style-name="P2"><text:span text:style-name="T2">new</text:span></text:p>
          </draw:text-box>
        </draw:frame>
        <draw:frame draw:style-name="gr3" draw:text-style-name="P1" draw:layer="layout" svg:width="1.052cm" svg:height="0.602cm" svg:x="0.423cm" svg:y="23.905cm">
          <draw:text-box>
            <text:p text:style-name="P2"><text:span text:style-name="T2">show</text:span></text:p>
          </draw:text-box>
        </draw:frame>
        <draw:frame draw:style-name="gr3" draw:text-style-name="P1" draw:layer="layout" svg:width="8.845cm" svg:height="0.602cm" svg:x="0.423cm" svg:y="24.717cm">
          <draw:text-box>
            <text:p text:style-name="P2"><text:span text:style-name="T2">after_sending_unlock_instructions_path_for</text:span></text:p>
          </draw:text-box>
        </draw:frame>
        <draw:frame draw:style-name="gr3" draw:text-style-name="P1" draw:layer="layout" svg:width="4.46cm" svg:height="0.602cm" svg:x="0.423cm" svg:y="25.246cm">
          <draw:text-box>
            <text:p text:style-name="P2"><text:span text:style-name="T2">after_unlock_path_for</text:span></text:p>
          </draw:text-box>
        </draw:frame>
        <draw:frame draw:style-name="gr3" draw:text-style-name="P1" draw:layer="layout" svg:width="3.495cm" svg:height="0.602cm" svg:x="0.423cm" svg:y="25.775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1.501cm" svg:height="0.602cm" svg:x="0.423cm" svg:y="26.587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6.589cm" svg:height="0.602cm" svg:x="13.011cm" svg:y="31.6cm">
          <draw:text-box>
            <text:p text:style-name="P3"><text:span text:style-name="T2">Devise::ConfirmationsController</text:span></text:p>
          </draw:text-box>
        </draw:frame>
        <draw:frame draw:style-name="gr3" draw:text-style-name="P1" draw:layer="layout" svg:width="1.187cm" svg:height="0.602cm" svg:x="11.136cm" svg:y="32.513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0.828cm" svg:height="0.602cm" svg:x="11.136cm" svg:y="33.042cm">
          <draw:text-box>
            <text:p text:style-name="P2"><text:span text:style-name="T2">new</text:span></text:p>
          </draw:text-box>
        </draw:frame>
        <draw:frame draw:style-name="gr3" draw:text-style-name="P1" draw:layer="layout" svg:width="1.052cm" svg:height="0.602cm" svg:x="11.136cm" svg:y="33.571cm">
          <draw:text-box>
            <text:p text:style-name="P2"><text:span text:style-name="T2">show</text:span></text:p>
          </draw:text-box>
        </draw:frame>
        <draw:frame draw:style-name="gr3" draw:text-style-name="P1" draw:layer="layout" svg:width="5.675cm" svg:height="0.602cm" svg:x="11.136cm" svg:y="34.383cm">
          <draw:text-box>
            <text:p text:style-name="P2"><text:span text:style-name="T2">after_confirmation_path_for</text:span></text:p>
          </draw:text-box>
        </draw:frame>
        <draw:frame draw:style-name="gr3" draw:text-style-name="P1" draw:layer="layout" svg:width="10.446cm" svg:height="0.602cm" svg:x="11.136cm" svg:y="34.912cm">
          <draw:text-box>
            <text:p text:style-name="P2"><text:span text:style-name="T2">after_resending_confirmation_instructions_path_for</text:span></text:p>
          </draw:text-box>
        </draw:frame>
        <draw:frame draw:style-name="gr3" draw:text-style-name="P1" draw:layer="layout" svg:width="3.495cm" svg:height="0.602cm" svg:x="11.136cm" svg:y="35.441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1.501cm" svg:height="0.602cm" svg:x="11.136cm" svg:y="36.253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5.429cm" svg:height="0.602cm" svg:x="27.1cm" svg:y="20.898cm">
          <draw:text-box>
            <text:p text:style-name="P3"><text:span text:style-name="T2">Devise::SessionsController</text:span></text:p>
          </draw:text-box>
        </draw:frame>
        <draw:frame draw:style-name="gr3" draw:text-style-name="P1" draw:layer="layout" svg:width="1.187cm" svg:height="0.602cm" svg:x="27.099cm" svg:y="21.828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1.471cm" svg:height="0.602cm" svg:x="27.099cm" svg:y="22.357cm">
          <draw:text-box>
            <text:p text:style-name="P2"><text:span text:style-name="T2">destroy</text:span></text:p>
          </draw:text-box>
        </draw:frame>
        <draw:frame draw:style-name="gr3" draw:text-style-name="P1" draw:layer="layout" svg:width="0.828cm" svg:height="0.602cm" svg:x="27.099cm" svg:y="22.886cm">
          <draw:text-box>
            <text:p text:style-name="P2"><text:span text:style-name="T2">new</text:span></text:p>
          </draw:text-box>
        </draw:frame>
        <draw:frame draw:style-name="gr3" draw:text-style-name="P1" draw:layer="layout" svg:width="2.584cm" svg:height="0.602cm" svg:x="27.099cm" svg:y="23.697cm">
          <draw:text-box>
            <text:p text:style-name="P2"><text:span text:style-name="T2">auth_options</text:span></text:p>
          </draw:text-box>
        </draw:frame>
        <draw:frame draw:style-name="gr3" draw:text-style-name="P1" draw:layer="layout" svg:width="3.384cm" svg:height="0.602cm" svg:x="27.099cm" svg:y="24.227cm">
          <draw:text-box>
            <text:p text:style-name="P2"><text:span text:style-name="T2">serialize_options</text:span></text:p>
          </draw:text-box>
        </draw:frame>
        <draw:frame draw:style-name="gr3" draw:text-style-name="P1" draw:layer="layout" svg:width="3.16cm" svg:height="0.602cm" svg:x="27.099cm" svg:y="24.756cm">
          <draw:text-box>
            <text:p text:style-name="P2"><text:span text:style-name="T2">sign_in_params</text:span></text:p>
          </draw:text-box>
        </draw:frame>
        <draw:frame draw:style-name="gr3" draw:text-style-name="P1" draw:layer="layout" svg:width="3.495cm" svg:height="0.602cm" svg:x="27.099cm" svg:y="25.285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1.501cm" svg:height="0.602cm" svg:x="27.099cm" svg:y="26.097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3.164cm" svg:height="0.602cm" svg:x="27.099cm" svg:y="26.626cm">
          <draw:text-box>
            <text:p text:style-name="P2"><text:span text:style-name="T2">all_signed_out?</text:span></text:p>
          </draw:text-box>
        </draw:frame>
        <draw:frame draw:style-name="gr3" draw:text-style-name="P1" draw:layer="layout" svg:width="4.688cm" svg:height="0.602cm" svg:x="27.099cm" svg:y="27.155cm">
          <draw:text-box>
            <text:p text:style-name="P2"><text:span text:style-name="T2">respond_to_on_destroy</text:span></text:p>
          </draw:text-box>
        </draw:frame>
        <draw:frame draw:style-name="gr3" draw:text-style-name="P1" draw:layer="layout" svg:width="4.714cm" svg:height="0.602cm" svg:x="27.099cm" svg:y="27.684cm">
          <draw:text-box>
            <text:p text:style-name="P2"><text:span text:style-name="T2">verify_signed_out_user</text:span></text:p>
          </draw:text-box>
        </draw:frame>
        <draw:frame draw:style-name="gr3" draw:text-style-name="P1" draw:layer="layout" svg:width="7.664cm" svg:height="0.602cm" svg:x="1.7cm" svg:y="31.698cm">
          <draw:text-box>
            <text:p text:style-name="P3"><text:span text:style-name="T2">Devise::OmniauthCallbacksController</text:span></text:p>
          </draw:text-box>
        </draw:frame>
        <draw:frame draw:style-name="gr3" draw:text-style-name="P1" draw:layer="layout" svg:width="1.302cm" svg:height="0.602cm" svg:x="1.909cm" svg:y="32.572cm">
          <draw:text-box>
            <text:p text:style-name="P2"><text:span text:style-name="T2">failure</text:span></text:p>
          </draw:text-box>
        </draw:frame>
        <draw:frame draw:style-name="gr3" draw:text-style-name="P1" draw:layer="layout" svg:width="1.666cm" svg:height="0.602cm" svg:x="1.909cm" svg:y="33.101cm">
          <draw:text-box>
            <text:p text:style-name="P2"><text:span text:style-name="T2">passthru</text:span></text:p>
          </draw:text-box>
        </draw:frame>
        <draw:frame draw:style-name="gr3" draw:text-style-name="P1" draw:layer="layout" svg:width="6.534cm" svg:height="0.602cm" svg:x="1.909cm" svg:y="33.912cm">
          <draw:text-box>
            <text:p text:style-name="P2"><text:span text:style-name="T2">after_omniauth_failure_path_for</text:span></text:p>
          </draw:text-box>
        </draw:frame>
        <draw:frame draw:style-name="gr3" draw:text-style-name="P1" draw:layer="layout" svg:width="2.965cm" svg:height="0.602cm" svg:x="1.909cm" svg:y="34.442cm">
          <draw:text-box>
            <text:p text:style-name="P2"><text:span text:style-name="T2">failed_strategy</text:span></text:p>
          </draw:text-box>
        </draw:frame>
        <draw:frame draw:style-name="gr3" draw:text-style-name="P1" draw:layer="layout" svg:width="3.236cm" svg:height="0.602cm" svg:x="1.909cm" svg:y="34.971cm">
          <draw:text-box>
            <text:p text:style-name="P2"><text:span text:style-name="T2">failure_message</text:span></text:p>
          </draw:text-box>
        </draw:frame>
        <draw:frame draw:style-name="gr3" draw:text-style-name="P1" draw:layer="layout" svg:width="3.495cm" svg:height="0.602cm" svg:x="1.909cm" svg:y="35.5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1.501cm" svg:height="0.602cm" svg:x="1.909cm" svg:y="36.312cm">
          <draw:text-box>
            <text:p text:style-name="P2"><text:span text:style-name="T2">_layout</text:span></text:p>
          </draw:text-box>
        </draw:frame>
        <draw:frame draw:style-name="gr3" draw:text-style-name="P1" draw:layer="layout" svg:width="5.81cm" svg:height="0.602cm" svg:x="24.89cm" svg:y="11.698cm">
          <draw:text-box>
            <text:p text:style-name="P3"><text:span text:style-name="T2">Devise::PasswordsController</text:span></text:p>
          </draw:text-box>
        </draw:frame>
        <draw:frame draw:style-name="gr3" draw:text-style-name="P1" draw:layer="layout" svg:width="1.187cm" svg:height="0.602cm" svg:x="22.677cm" svg:y="12.61cm">
          <draw:text-box>
            <text:p text:style-name="P2"><text:span text:style-name="T2">create</text:span></text:p>
          </draw:text-box>
        </draw:frame>
        <draw:frame draw:style-name="gr3" draw:text-style-name="P1" draw:layer="layout" svg:width="0.751cm" svg:height="0.602cm" svg:x="22.677cm" svg:y="13.139cm">
          <draw:text-box>
            <text:p text:style-name="P2"><text:span text:style-name="T2">edit</text:span></text:p>
          </draw:text-box>
        </draw:frame>
        <draw:frame draw:style-name="gr3" draw:text-style-name="P1" draw:layer="layout" svg:width="0.828cm" svg:height="0.602cm" svg:x="22.677cm" svg:y="13.669cm">
          <draw:text-box>
            <text:p text:style-name="P2"><text:span text:style-name="T2">new</text:span></text:p>
          </draw:text-box>
        </draw:frame>
        <draw:frame draw:style-name="gr3" draw:text-style-name="P1" draw:layer="layout" svg:width="1.331cm" svg:height="0.602cm" svg:x="22.677cm" svg:y="14.198cm">
          <draw:text-box>
            <text:p text:style-name="P2"><text:span text:style-name="T2">update</text:span></text:p>
          </draw:text-box>
        </draw:frame>
        <draw:frame draw:style-name="gr3" draw:text-style-name="P1" draw:layer="layout" svg:width="6.949cm" svg:height="0.602cm" svg:x="22.677cm" svg:y="15.009cm">
          <draw:text-box>
            <text:p text:style-name="P2"><text:span text:style-name="T2">after_resetting_password_path_for</text:span></text:p>
          </draw:text-box>
        </draw:frame>
        <draw:frame draw:style-name="gr3" draw:text-style-name="P1" draw:layer="layout" svg:width="10.556cm" svg:height="0.602cm" svg:x="22.677cm" svg:y="15.539cm">
          <draw:text-box>
            <text:p text:style-name="P2"><text:span text:style-name="T2">after_sending_reset_password_instructions_path_for</text:span></text:p>
          </draw:text-box>
        </draw:frame>
        <draw:frame draw:style-name="gr3" draw:text-style-name="P1" draw:layer="layout" svg:width="5.264cm" svg:height="0.602cm" svg:x="22.677cm" svg:y="16.068cm">
          <draw:text-box>
            <text:p text:style-name="P2"><text:span text:style-name="T2">assert_reset_token_passed</text:span></text:p>
          </draw:text-box>
        </draw:frame>
        <draw:frame draw:style-name="gr3" draw:text-style-name="P1" draw:layer="layout" svg:width="3.495cm" svg:height="0.602cm" svg:x="22.677cm" svg:y="16.597cm">
          <draw:text-box>
            <text:p text:style-name="P2"><text:span text:style-name="T2">translation_scope</text:span></text:p>
          </draw:text-box>
        </draw:frame>
        <draw:frame draw:style-name="gr3" draw:text-style-name="P1" draw:layer="layout" svg:width="2.411cm" svg:height="0.602cm" svg:x="22.677cm" svg:y="17.126cm">
          <draw:text-box>
            <text:p text:style-name="P2"><text:span text:style-name="T2">unlockable?</text:span></text:p>
          </draw:text-box>
        </draw:frame>
        <draw:frame draw:style-name="gr3" draw:text-style-name="P1" draw:layer="layout" svg:width="1.501cm" svg:height="0.602cm" svg:x="22.677cm" svg:y="17.938cm">
          <draw:text-box>
            <text:p text:style-name="P2"><text:span text:style-name="T2">_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45cm" fo:page-height="37.0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0T17:31:30.919858870</dc:date>
    <meta:editing-duration>PT3M36S</meta:editing-duration>
    <meta:editing-cycles>1</meta:editing-cycles>
    <meta:document-statistic meta:object-count="205"/>
    <meta:generator>LibreOffice/5.1.6.2$Linux_X86_64 LibreOffice_project/10m0$Build-2</meta:generator>
  </office:meta>
</office:document-meta>
</file>